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officeooo:paragraph-rsid="00095ec2"/>
    </style:style>
    <style:style style:name="P2" style:family="paragraph" style:parent-style-name="Normal">
      <style:text-properties officeooo:paragraph-rsid="000aa2f5"/>
    </style:style>
    <style:style style:name="P3" style:family="paragraph" style:parent-style-name="Normal">
      <style:text-properties officeooo:paragraph-rsid="0009ec3b"/>
    </style:style>
    <style:style style:name="P4" style:family="paragraph" style:parent-style-name="Normal">
      <style:text-properties officeooo:paragraph-rsid="000b86de"/>
    </style:style>
    <style:style style:name="P5" style:family="paragraph" style:parent-style-name="Normal" style:master-page-name="MP0">
      <style:paragraph-properties style:page-number="auto" fo:break-before="page"/>
    </style:style>
    <style:style style:name="T1" style:family="text">
      <style:text-properties officeooo:rsid="00095ec2"/>
    </style:style>
    <style:style style:name="T2" style:family="text">
      <style:text-properties officeooo:rsid="0009ec3b"/>
    </style:style>
    <style:style style:name="T3" style:family="text">
      <style:text-properties officeooo:rsid="000b86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d /mnt/c/Users/cuvil/Desktop/clase</text:p>
      <text:p text:style-name="P1">cd /mnt/c/Users/cuvil/Desktop/clase/<text:span text:style-name="T1">prog</text:span></text:p>
      <text:p text:style-name="P2">cd /mnt/c/Users/cuvil/Desktop/clase/<text:span text:style-name="T1">prog/UD7</text:span></text:p>
      <text:p text:style-name="P3">cd /mnt/c/Users/cuvil/Desktop/<text:span text:style-name="T2">compartida_linux/pa/ppf</text:span></text:p>
      <text:p text:style-name="P4">cd /mnt/c/Users/cuvil/Desktop/<text:span text:style-name="T3">academi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title/>
    <dc:description/>
    <dc:subject/>
    <meta:initial-creator>antonio cuvi</meta:initial-creator>
    <meta:creation-date>2018-01-31T12:26:00Z</meta:creation-date>
    <dc:date>2018-06-09T19:15:11.024000000</dc:date>
    <meta:editing-cycles>8</meta:editing-cycles>
    <meta:editing-duration>PT2M10S</meta:editing-duration>
    <meta:document-statistic meta:table-count="0" meta:image-count="0" meta:object-count="0" meta:page-count="1" meta:paragraph-count="5" meta:word-count="10" meta:character-count="210" meta:non-whitespace-character-count="205"/>
    <meta:template xlink:type="simple" xlink:actuate="onRequest" xlink:title="" xlink:href="Normal.dotm"/>
  </office:meta>
</office:document-meta>
</file>